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5.864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66cm" fo:min-width="6.04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62cm" fo:min-width="5.16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26cm" fo:min-width="4.734cm"/>
      <style:paragraph-properties style:writing-mode="lr-tb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9cm" svg:height="3.9cm" draw:transform="rotate (-0.0291469985083046) translate (5.804cm 1.239cm)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189cm" svg:y1="5.272cm" svg:x2="12.17cm" svg:y2="10.643cm" draw:start-shape="id1" draw:start-glue-point="8" svg:d="M10189 5272v2937h1981v2434" svg:viewBox="0 0 1982 5372">
          <text:p/>
        </draw:connector>
        <draw:custom-shape draw:style-name="gr3" draw:text-style-name="P1" xml:id="id2" draw:id="id2" draw:layer="layout" svg:width="10.4cm" svg:height="3.2cm" svg:x="6.1cm" svg:y="9cm">
          <text:p text:style-name="P1">Pobierz bok kwadratu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9cm" svg:height="2.4cm" svg:x="6.3cm" svg:y="13.4cm">
          <text:p text:style-name="P1">Wyprowadź a *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1.3cm" svg:y1="12.2cm" svg:x2="11.925cm" svg:y2="13.4cm" draw:start-shape="id2" draw:start-glue-point="8" draw:end-shape="id3" draw:end-glue-point="4" svg:d="M11300 12200v601h625v599" svg:viewBox="0 0 626 1201">
          <text:p/>
        </draw:connector>
        <draw:connector draw:style-name="gr2" draw:text-style-name="P1" draw:layer="layout" svg:x1="10.8cm" svg:y1="15.8cm" svg:x2="11.275cm" svg:y2="16.8cm" draw:start-shape="id3" draw:start-glue-point="8" svg:d="M10800 15800v751h475v249" svg:viewBox="0 0 476 1001">
          <text:p/>
        </draw:connector>
        <draw:custom-shape draw:style-name="gr5" draw:text-style-name="P1" draw:layer="layout" svg:width="7.4cm" svg:height="3.5cm" svg:x="7.3cm" svg:y="16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08:58.978413958</meta:creation-date>
    <dc:date>2020-09-09T12:19:54.640718201</dc:date>
    <meta:editing-duration>PT45S</meta:editing-duration>
    <meta:editing-cycles>1</meta:editing-cycles>
    <meta:document-statistic meta:object-count="7"/>
    <meta:generator>LibreOffice/6.4.5.2$Linux_X86_64 LibreOffice_project/40$Build-2</meta:generator>
  </office:meta>
</office:document-meta>
</file>